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200%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1 Digital Design I</text:p>
      <text:p text:style-name="P2">Quine Mc-Cluskey Solver</text:p>
      <text:p text:style-name="P2"/>
      <text:p text:style-name="P1">Platform:</text:p>
      <text:p text:style-name="P1"><text:tab/><text:span text:style-name="T1">-The algorithm is written using </text:span><text:span text:style-name="T2">Python </text:span><text:span text:style-name="T4">scripting language.</text:span></text:p>
      <text:p text:style-name="P1"><text:span text:style-name="T2"><text:tab/></text:span><text:span text:style-name="T4">-Titanium framework is used for building cross-platform mobile application (in progress).</text:span></text:p>
      <text:p text:style-name="P1"><text:span text:style-name="T4"/></text:p>
      <text:p text:style-name="P1"><text:span text:style-name="T3">Usage:</text:span></text:p>
      <text:p text:style-name="P1"><text:span text:style-name="T3"><text:tab/></text:span><text:span text:style-name="T4">-The main algorithm file is </text:span><text:span text:style-name="T2">quine_working.py</text:span><text:span text:style-name="T4"> and can be executed with the default command </text:span></text:p>
      <text:p text:style-name="P1"><text:span text:style-name="T4"><text:tab/></text:span><text:span text:style-name="T2">python quine_working.py</text:span></text:p>
      <text:p text:style-name="P1"><text:span text:style-name="T2"><text:tab/></text:span><text:span text:style-name="T4">-Next the user is prompted to enter the minterms separated by comma “,”.</text:span></text:p>
      <text:p text:style-name="P1"><text:span text:style-name="T4"><text:tab/>-The user is then prompted to enter the don't-care's.</text:span></text:p>
      <text:p text:style-name="P1"><text:span text:style-name="T4"><text:tab/>-Finally, the program implements the algorithm and computes the final optimized function and <text:tab/><text:tab/>outputs the results.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wan Bekheet</meta:initial-creator>
    <meta:creation-date>2014-11-10T20:10:39</meta:creation-date>
    <dc:date>2014-11-10T20:21:19</dc:date>
    <dc:creator>Rawan Bekheet</dc:creator>
    <meta:editing-duration>P0D</meta:editing-duration>
    <meta:editing-cycles>1</meta:editing-cycles>
    <meta:document-statistic meta:table-count="0" meta:image-count="0" meta:object-count="0" meta:page-count="1" meta:paragraph-count="11" meta:word-count="83" meta:character-count="571" meta:non-whitespace-character-count="489"/>
    <meta:generator>LibreOffice/3.5$Linux_X86_64 LibreOffice_project/350m1$Build-2</meta:generator>
  </office:meta>
</office:document-meta>
</file>